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1.646cm" style:rel-column-width="933*"/>
    </style:style>
    <style:style style:name="Tableau1.C" style:family="table-column">
      <style:table-column-properties style:column-width="10.857cm" style:rel-column-width="6155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pt" fo:language="fr" fo:country="FR" style:font-size-asian="10pt" style:font-size-complex="10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color="#0000ff"/>
    </style:style>
    <style:style style:name="P10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P11" style:family="paragraph" style:parent-style-name="Text_20_body">
      <style:text-properties fo:font-style="normal" style:text-underline-style="none" style:font-style-asian="normal" style:font-style-complex="normal"/>
    </style:style>
    <style:style style:name="P12" style:family="paragraph" style:parent-style-name="Table_20_Contents">
      <style:text-properties fo:language="fr" fo:country="FR"/>
    </style:style>
    <style:style style:name="P13" style:family="paragraph" style:parent-style-name="Table_20_Contents">
      <style:paragraph-properties fo:text-align="center" style:justify-single-word="false"/>
      <style:text-properties fo:language="fr" fo:country="FR"/>
    </style:style>
    <style:style style:name="P14" style:family="paragraph" style:parent-style-name="Table_20_Contents">
      <style:paragraph-properties fo:text-align="start" style:justify-single-word="false"/>
      <style:text-properties fo:language="fr" fo:country="FR"/>
    </style:style>
    <style:style style:name="P15" style:family="paragraph" style:parent-style-name="Table_20_Contents">
      <style:text-properties fo:font-size="10pt" fo:language="fr" fo:country="FR" style:font-size-asian="10pt" style:font-size-complex="10pt"/>
    </style:style>
    <style:style style:name="P16" style:family="paragraph" style:parent-style-name="Heading_20_1">
      <style:text-properties fo:color="#800000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8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technique : Application Recrutement</text:p>
      <text:p text:style-name="P1"/>
      <text:p text:style-name="P1"><text:span text:style-name="T1"/></text:p>
      <text:h text:style-name="P16" text:outline-level="1">Convention base de données :</text:h>
      <text:p text:style-name="Text_20_body"><text:span text:style-name="T1">Nom de table =</text:span> <text:span text:style-name="T2">minuscule/pluriel</text:span></text:p>
      <text:p text:style-name="Text_20_body"/>
      <text:p text:style-name="Text_20_body"><text:span text:style-name="T1">Nom de champ =</text:span> <text:span text:style-name="T2">3 premières lettres de la table en majuscule + _ + nom en minuscule/singulier</text:span></text:p>
      <text:p text:style-name="Text_20_body"/>
      <text:p text:style-name="Text_20_body"><text:span text:style-name="T1">Clé primaire = </text:span><text:span text:style-name="T2">3 premières lettres de la table en majuscule + </text:span><text:span text:style-name="T3">_ + </text:span><text:span text:style-name="T2">id</text:span></text:p>
      <text:p text:style-name="Text_20_body"/>
      <text:p text:style-name="Text_20_body"><text:span text:style-name="T1">Clé étrangère =</text:span> <text:span text:style-name="T2">3 premières lettres de la table en majuscule + </text:span><text:span text:style-name="T3">_ +</text:span><text:span text:style-name="T2"> table_id</text:span></text:p>
      <text:p text:style-name="Text_20_body"/>
      <text:p text:style-name="Text_20_body"><text:span text:style-name="T1">Table de liaison =</text:span> <text:span text:style-name="T2">3 premières lettres de la table en majuscule + </text:span><text:span text:style-name="T3">_ +</text:span><text:span text:style-name="T2"> nomtable1_nomtable2</text:span></text:p>
      <text:p text:style-name="Text_20_body"/>
      <text:p text:style-name="Text_20_body"><text:span text:style-name="T1">Contrainte Clé primaire = </text:span><text:span text:style-name="T4">3 premières lettres de la table en majuscule + _ + pk +</text:span></text:p>
      <text:p text:style-name="P6"/>
      <text:p text:style-name="Text_20_body"><text:span text:style-name="T1">Contrainte Clé <text:s/>étrangère <text:s/>= </text:span><text:span text:style-name="T4">3 premières lettres de la table en majuscule + _ + fk +</text:span></text:p>
      <text:p text:style-name="Standard"/>
      <text:p text:style-name="Standard"/>
      <text:p text:style-name="Standard"/>
      <text:h text:style-name="P16" text:outline-level="1">Convention code :</text:h>
      <text:p text:style-name="Text_20_body"><text:span text:style-name="T1">Nom des classe =</text:span> <text:span text:style-name="T2">nom de la table</text:span></text:p>
      <text:p text:style-name="Text_20_body"/>
      <text:p text:style-name="Text_20_body"><text:span text:style-name="T1">Nom des fonctions =</text:span> <text:span text:style-name="T2">1er mot : en minuscule ; Autres mots : 1ère lettre en majuscule, le reste en minuscule</text:span></text:p>
      <text:p text:style-name="Text_20_body"/>
      <text:p text:style-name="Text_20_body"><text:span text:style-name="T1">Fonctions =</text:span> <text:span text:style-name="T2">public</text:span></text:p>
      <text:p text:style-name="Text_20_body"/>
      <text:p text:style-name="Text_20_body"><text:span text:style-name="T1">Nom des variables = </text:span><text:span text:style-name="T2">idem que </text:span><text:span text:style-name="T5">nom des fonctions</text:span></text:p>
      <text:p text:style-name="P7"/>
      <text:p text:style-name="Text_20_body"><text:span text:style-name="T1">Variables =</text:span> <text:span text:style-name="T2">protected</text:span></text:p>
      <text:p text:style-name="Text_20_body"/>
      <text:p text:style-name="P8">Commentaires =</text:p>
      <text:p text:style-name="P9"><text:s/>/* une phrase expliquant l'action de la méthode/le rôle de la classe + <text:span text:style-name="T6">$paramètre entrant</text:span> + <text:span text:style-name="T6">$paramètre sortant</text:span></text:p>
      <text:p text:style-name="P11"><text:span text:style-name="T2">*/</text:span></text:p>
      <text:p text:style-name="P10">// mise en page</text:p>
      <text:h text:style-name="Heading_20_1" text:outline-level="1"><text:soft-page-break/><text:span text:style-name="T7">DOM :</text:span></text:h>
      <text:p text:style-name="Standard"/>
      <text:p text:style-name="Standard">&lt;html&gt;</text:p>
      <text:p text:style-name="Standard"><text:tab/>&lt;head&gt;</text:p>
      <text:p text:style-name="Standard"><text:tab/><text:tab/>&lt;title&gt;&lt;/title&gt;</text:p>
      <text:p text:style-name="Standard"><text:tab/>&lt;/head&gt;</text:p>
      <text:p text:style-name="Standard"><text:tab/>&lt;body&gt;</text:p>
      <text:p text:style-name="Standard"><text:tab/><text:tab/>&lt;div id="conteneur"&gt;</text:p>
      <text:p text:style-name="Standard"><text:tab/><text:tab/><text:tab/>&lt;div id="header"&gt;</text:p>
      <text:p text:style-name="Standard"><text:tab/><text:tab/><text:tab/>&lt;/div&gt;</text:p>
      <text:p text:style-name="Standard"><text:tab/><text:tab/><text:tab/>&lt;div id="sousHeader"&gt;</text:p>
      <text:p text:style-name="Standard"><text:tab/><text:tab/><text:tab/>&lt;/div&gt;</text:p>
      <text:p text:style-name="Standard"><text:tab/><text:tab/><text:tab/>&lt;div id="menu"&gt;</text:p>
      <text:p text:style-name="Standard"><text:tab/><text:tab/><text:tab/>&lt;/div&gt;</text:p>
      <text:p text:style-name="Standard"><text:tab/><text:tab/><text:tab/>&lt;div id="content"&gt;</text:p>
      <text:p text:style-name="Standard"><text:s text:c="11"/><text:tab/><text:tab/><text:tab/>&lt;/div&gt;</text:p>
      <text:p text:style-name="Standard"><text:tab/><text:tab/><text:tab/>&lt;div id="footer"&gt;</text:p>
      <text:p text:style-name="Standard"><text:s text:c="12"/><text:tab/><text:tab/>&lt;/div&gt;</text:p>
      <text:p text:style-name="Standard"><text:tab/><text:tab/>&lt;/div&gt;</text:p>
      <text:p text:style-name="Standard"><text:tab/>&lt;/body&gt;</text:p>
      <text:p text:style-name="P1">&lt;/html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ntenue du MCD :</text:p>
      <text:p text:style-name="P2"/>
      <text:p text:style-name="P2"><text:tab/>Dictionnaire des données 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Identifiant dans la base</text:p>
          </table:table-cell>
          <table:table-cell table:style-name="Tableau1.A1" office:value-type="string">
            <text:p text:style-name="P13">Type</text:p>
          </table:table-cell>
          <table:table-cell table:style-name="Tableau1.C1" office:value-type="string">
            <text:p text:style-name="P13">Description</text:p>
          </table:table-cell>
        </table:table-row>
        <table:table-row>
          <table:table-cell table:style-name="Tableau1.A2" office:value-type="string">
            <text:p text:style-name="P12">CAN_id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nom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prenom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dateNaissanc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numTelephone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ru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codePostal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vill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nationalit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permisConduir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voiturePersonnell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photo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diplom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adresseMail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AN_sexe</text:p>
          </table:table-cell>
          <table:table-cell table:style-name="Tableau1.A2" office:value-type="string">
            <text:p text:style-name="P14">Boolée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UR_id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UR_expProfessionnel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UR_formation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UR_competenc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UR_langu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id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nomPost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typ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dure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description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nbOffreCreer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POS_nbOffreAccepter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ENT_id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ENT_nom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ENT_ru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ENT_codePostal</text:p>
          </table:table-cell>
          <table:table-cell table:style-name="Tableau1.A2" office:value-type="string">
            <text:p text:style-name="P14">N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ENT_ville</text:p>
          </table:table-cell>
          <table:table-cell table:style-name="Tableau1.A2" office:value-type="string">
            <text:p text:style-name="P14">AN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1"/>
      <text:p text:style-name="P5">N = numérique</text:p>
      <text:p text:style-name="P5"><text:soft-page-break/>AN = alpha-numérique</text:p>
      <text:p text:style-name="P5">Date = date </text:p>
      <text:p text:style-name="P15">Booléen = boolé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09:12:50.90</meta:creation-date>
    <dc:date>2016-09-06T11:53:15.44</dc:date>
    <meta:editing-duration>PT2H15M3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4" meta:paragraph-count="112" meta:word-count="302" meta:character-count="1818"/>
  </office:meta>
</office:document-meta>
</file>